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3cm" draw:shadow="hidden" draw:shadow-opacity="24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6.4cm"/>
    </style:style>
    <style:style style:name="gr5" style:family="graphic" style:parent-style-name="standard">
      <style:graphic-properties draw:textarea-horizontal-align="justify" draw:textarea-vertical-align="middle" draw:auto-grow-height="false" fo:min-height="15.45cm" fo:min-width="3cm" draw:shadow="hidden" draw:shadow-opacity="24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3.5cm" svg:x="12.7cm" svg:y="4.1cm">
          <text:p text:style-name="P1"><text:span text:style-name="T1">TimeSeries</text:span></text:p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measurelines" svg:x1="14.3cm" svg:y1="2.7cm" svg:x2="14.3cm" svg:y2="4cm">
          <text:p/>
        </draw:line>
        <draw:frame draw:style-name="gr3" draw:text-style-name="P4" draw:layer="measurelines" svg:width="4.977cm" svg:height="0.962cm" svg:x="12cm" svg:y="1.8cm">
          <draw:text-box>
            <text:p text:style-name="P3">Market Update</text:p>
          </draw:text-box>
        </draw:frame>
        <draw:custom-shape draw:style-name="gr1" draw:text-style-name="P1" xml:id="id1" draw:id="id1" draw:layer="measurelines" svg:width="3.5cm" svg:height="3.5cm" svg:x="12.7cm" svg:y="9.4cm">
          <text:p text:style-name="P1"><text:span text:style-name="T1">Algo 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measurelines" svg:width="3.5cm" svg:height="3.5cm" svg:x="18.3cm" svg:y="9.4cm">
          <text:p text:style-name="P1"><text:span text:style-name="T1">Backtesting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measurelines" svg:width="3.5cm" svg:height="3.5cm" svg:x="7cm" svg:y="9.4cm">
          <text:p text:style-name="P1"><text:span text:style-name="T1">Data 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measurelines" svg:x1="12.6cm" svg:y1="5.8cm" svg:x2="9.1cm" svg:y2="9.4cm">
          <text:p/>
        </draw:line>
        <draw:line draw:style-name="gr2" draw:text-style-name="P2" draw:layer="measurelines" svg:x1="10.8cm" svg:y1="11.2cm" svg:x2="12.6cm" svg:y2="11.2cm">
          <text:p/>
        </draw:line>
        <draw:line draw:style-name="gr2" draw:text-style-name="P2" draw:layer="measurelines" svg:x1="18.1cm" svg:y1="11.2cm" svg:x2="16.3cm" svg:y2="11.2cm">
          <text:p/>
        </draw:line>
        <draw:custom-shape draw:style-name="gr4" draw:text-style-name="P1" xml:id="id2" draw:id="id2" draw:layer="measurelines" svg:width="6.9cm" svg:height="1.8cm" svg:x="15.6cm" svg:y="15.8cm">
          <text:p text:style-name="P1"><text:span text:style-name="T1">Execution 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measurelines" svg:width="3.5cm" svg:height="15.7cm" svg:x="25cm" svg:y="3.3cm">
          <text:p text:style-name="P1"><text:span text:style-name="T1">User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9cm" svg:height="1.8cm" svg:x="6.4cm" svg:y="15.8cm">
          <text:p text:style-name="P1"><text:span text:style-name="T1">Reporting Servic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4.45cm" svg:y1="12.9cm" svg:x2="19.05cm" svg:y2="15.8cm" draw:start-shape="id1" draw:start-glue-point="2" draw:end-shape="id2" draw:end-glue-point="0" svg:d="M14450 12900v1450h4600v1450" svg:viewBox="0 0 4601 2901">
          <text:p/>
        </draw:connector>
        <draw:connector draw:style-name="gr2" draw:text-style-name="P2" draw:layer="layout" svg:x1="15.6cm" svg:y1="16.7cm" svg:x2="13.3cm" svg:y2="16.7cm" draw:start-shape="id2" draw:start-glue-point="3" draw:end-shape="id3" draw:end-glue-point="1" svg:d="M15600 16700h-2300" svg:viewBox="0 0 2301 1">
          <text:p/>
        </draw:connector>
        <draw:line draw:style-name="gr2" draw:text-style-name="P2" draw:layer="layout" svg:x1="16.4cm" svg:y1="5.9cm" svg:x2="20cm" svg:y2="9.2cm">
          <text:p/>
        </draw:line>
        <draw:frame draw:style-name="gr6" draw:text-style-name="P5" draw:layer="layout" svg:width="1.205cm" svg:height="0.962cm" svg:x="4.9cm" svg:y="16.338cm">
          <draw:text-box>
            <text:p>??</text:p>
          </draw:text-box>
        </draw:frame>
        <draw:frame draw:style-name="gr7" draw:text-style-name="P6" draw:layer="layout" svg:width="1.205cm" svg:height="0.963cm" svg:x="22.8cm" svg:y="16.137cm">
          <draw:text-box>
            <text:p>?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4:26:41.377202690</meta:creation-date>
    <meta:editing-duration>PT31M15S</meta:editing-duration>
    <meta:editing-cycles>6</meta:editing-cycles>
    <meta:generator>LibreOffice/6.0.6.2$Linux_X86_64 LibreOffice_project/00$Build-2</meta:generator>
    <dc:date>2019-02-27T00:31:21.558138258</dc:date>
    <meta:document-statistic meta:object-count="17"/>
  </office:meta>
</office:document-meta>
</file>